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Sans Pro" svg:font-family="'Source Sans Pro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officeooo:rsid="0019ddac" officeooo:paragraph-rsid="0019ddac"/>
    </style:style>
    <style:style style:name="P2" style:family="paragraph" style:parent-style-name="Standard">
      <style:text-properties style:font-name="Source Sans Pro" fo:font-size="24pt" fo:font-weight="normal" officeooo:rsid="001bf66e" officeooo:paragraph-rsid="001bf66e" style:font-size-asian="24pt" style:font-weight-asian="normal" style:font-size-complex="24pt" style:font-weight-complex="normal"/>
    </style:style>
    <style:style style:name="P3" style:family="paragraph" style:parent-style-name="Standard" style:master-page-name="Index">
      <style:paragraph-properties style:page-number="auto"/>
      <style:text-properties style:font-name="Source Sans Pro" fo:font-size="24pt" fo:font-weight="normal" officeooo:rsid="001bf66e" officeooo:paragraph-rsid="001bf66e" style:font-size-asian="24pt" style:font-weight-asian="normal" style:font-size-complex="24pt" style:font-weight-complex="normal"/>
    </style:style>
    <style:style style:name="P4" style:family="paragraph" style:parent-style-name="Standard" style:list-style-name="L1">
      <style:text-properties style:font-name="Source Sans Pro" officeooo:rsid="0019ddac" officeooo:paragraph-rsid="0019ddac"/>
    </style:style>
    <style:style style:name="P5" style:family="paragraph" style:parent-style-name="Standard">
      <style:text-properties style:font-name="Source Sans Pro" officeooo:rsid="0019ddac" officeooo:paragraph-rsid="001bf66e"/>
    </style:style>
    <style:style style:name="P6" style:family="paragraph" style:parent-style-name="Standard">
      <style:text-properties style:font-name="Source Sans Pro" officeooo:rsid="001bf66e" officeooo:paragraph-rsid="001bf66e"/>
    </style:style>
    <style:style style:name="P7" style:family="paragraph" style:parent-style-name="Standard">
      <style:text-properties style:font-name="Source Sans Pro" officeooo:rsid="0016e733" officeooo:paragraph-rsid="0016e733"/>
    </style:style>
    <style:style style:name="P8" style:family="paragraph" style:parent-style-name="Standard" style:master-page-name="First_20_Page">
      <style:paragraph-properties style:page-number="auto"/>
      <style:text-properties fo:color="#ffffff" style:font-name="Source Sans Pro" officeooo:rsid="0016e733" officeooo:paragraph-rsid="0016e733"/>
    </style:style>
    <style:style style:name="P9" style:family="paragraph" style:parent-style-name="Standard" style:master-page-name="Standard">
      <style:paragraph-properties style:page-number="1"/>
      <style:text-properties style:font-name="Source Sans Pro" officeooo:rsid="0016e733" officeooo:paragraph-rsid="0016e733"/>
    </style:style>
    <style:style style:name="P10" style:family="paragraph" style:parent-style-name="Footer">
      <loext:graphic-properties draw:fill="solid" draw:fill-color="#333333" draw:opacity="100%"/>
      <style:paragraph-properties fo:background-color="#333333"/>
      <style:text-properties officeooo:rsid="00214a30" officeooo:paragraph-rsid="00214a30"/>
    </style:style>
    <style:style style:name="P11" style:family="paragraph">
      <loext:graphic-properties draw:fill="none" draw:fill-color="#fffff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7.3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9.2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text:anchor-type="paragraph" draw:z-index="0" draw:name="Forma1" draw:style-name="gr1" draw:text-style-name="P11" svg:width="11.378cm" svg:height="7.342cm" svg:x="5.904cm" svg:y="17.537cm"><draw:text-box><text:p>Autors: Jean David Andrade Pazmiño</text:p><text:p><text:tab/>Aleix Velasco Calvo</text:p></draw:text-box></draw:frame><draw:frame text:anchor-type="paragraph" draw:z-index="1" draw:name="Forma2" draw:style-name="gr2" draw:text-style-name="P11" svg:width="10.247cm" svg:height="9.236cm" svg:x="6.892cm" svg:y="5.609cm"><draw:text-box><text:p>TITULO</text:p></draw:text-box></draw:frame></text:p>
      <text:p text:style-name="P3">INDEX</text:p>
      <text:p text:style-name="P2"/>
      <text:list xml:id="list1875720357199825113" text:style-name="L1">
        <text:list-item>
          <text:p text:style-name="P4">Project description</text:p>
          <text:p text:style-name="P4"/>
        </text:list-item>
        <text:list-item>
          <text:p text:style-name="P4">Functional and non-functional requirements</text:p>
          <text:p text:style-name="P4"/>
        </text:list-item>
        <text:list-item>
          <text:p text:style-name="P4">Use case diagram and their textual description</text:p>
        </text:list-item>
      </text:list>
      <text:p text:style-name="P1"/>
      <text:list xml:id="list113113294999508" text:continue-numbering="true" text:style-name="L1">
        <text:list-item>
          <text:p text:style-name="P4">Entity-relation diagram</text:p>
          <text:p text:style-name="P4"/>
        </text:list-item>
        <text:list-item>
          <text:p text:style-name="P4">Description of the methodology used and project planning</text:p>
          <text:p text:style-name="P4"/>
        </text:list-item>
        <text:list-item>
          <text:p text:style-name="P4">Class diagram</text:p>
          <text:p text:style-name="P4"/>
        </text:list-item>
        <text:list-item>
          <text:p text:style-name="P4">Test cases</text:p>
        </text:list-item>
      </text:list>
      <text:p text:style-name="P9">First page</text:p>
      <text:p text:style-name="P7"/>
      <text:p text:style-name="P7"/>
      <text:p text:style-name="P5">Project description</text:p>
      <text:p text:style-name="P6">insreuhdvguhdfu</text:p>
      <text:p text:style-name="P6">sibfusbdafu</text:p>
      <text:p text:style-name="P6">sdugfuiabsduf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Sans Pro" svg:font-family="'Source Sans Pro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333333" draw:opacity="100%"/>
      <style:paragraph-properties fo:background-color="#333333"/>
      <style:text-properties officeooo:rsid="00214a30" officeooo:paragraph-rsid="00214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fo:background-color="#333333" style:dynamic-spacing="false" draw:fill="solid" draw:fill-color="#333333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333333" style:writing-mode="lr-tb" draw:fill="solid" draw:fill-color="#333333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1:10:26.393522566</meta:creation-date>
    <dc:date>2017-03-13T11:31:08.477572306</dc:date>
    <meta:editing-duration>PT47M3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13" meta:word-count="42" meta:character-count="298" meta:non-whitespace-character-count="276"/>
  </office:meta>
</office:document-meta>
</file>